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8ab" officeooo:paragraph-rsid="0007b8ab" fo:background-color="transparent"/>
    </style:style>
    <style:style style:name="P2" style:family="paragraph" style:parent-style-name="Standard">
      <style:text-properties officeooo:rsid="0007b8ab" officeooo:paragraph-rsid="0009cd3f" fo:background-color="transparent"/>
    </style:style>
    <style:style style:name="P3" style:family="paragraph" style:parent-style-name="Standard">
      <style:text-properties officeooo:rsid="0009cd3f" officeooo:paragraph-rsid="0009cd3f" fo:background-color="transparent"/>
    </style:style>
    <style:style style:name="P4" style:family="paragraph" style:parent-style-name="Standard">
      <style:text-properties officeooo:rsid="000f28d1" officeooo:paragraph-rsid="000f9811" fo:background-color="transparent"/>
    </style:style>
    <style:style style:name="P5" style:family="paragraph" style:parent-style-name="Standard">
      <style:text-properties officeooo:rsid="000f9811" officeooo:paragraph-rsid="000f9811" fo:background-color="transparent"/>
    </style:style>
    <style:style style:name="P6" style:family="paragraph" style:parent-style-name="Standard">
      <style:text-properties officeooo:rsid="000f9811" officeooo:paragraph-rsid="000ffec0" fo:background-color="transparent"/>
    </style:style>
    <style:style style:name="P7" style:family="paragraph" style:parent-style-name="Standard">
      <style:text-properties fo:font-weight="bold" officeooo:rsid="000f9811" officeooo:paragraph-rsid="000f9811" fo:background-color="transparent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c51ad"/>
    </style:style>
    <style:style style:name="T4" style:family="text">
      <style:text-properties officeooo:rsid="000f9811"/>
    </style:style>
    <style:style style:name="T5" style:family="text">
      <style:text-properties officeooo:rsid="000ffe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NUAL MANIPULATIONS</text:p>
      <text:p text:style-name="P7"/>
      <text:p text:style-name="P7">1.</text:p>
      <text:p text:style-name="P5"/>
      <text:p text:style-name="P6">I manually corrected 5 outdated PDB IDs to correct new ones in input/step1/CORRECTED_pdb_list<text:span text:style-name="T5">_from_bindingDB_validationDB.txt</text:span> file:</text:p>
      <text:p text:style-name="P5">These <text:span text:style-name="T5">changes </text:span>are:<text:tab/>2H7L -&gt; 4TRJ</text:p>
      <text:p text:style-name="P5"><text:tab/><text:tab/> <text:s text:c="11"/>2H7I -&gt; 4U07</text:p>
      <text:p text:style-name="P5"><text:s text:c="15"/><text:tab/><text:tab/>2H7M -&gt; 4TZK</text:p>
      <text:p text:style-name="P5"><text:s text:c="15"/><text:tab/><text:tab/>2H7P -&gt; 4TZT</text:p>
      <text:p text:style-name="P5"><text:s text:c="15"/><text:tab/><text:tab/>2H7N -&gt; 4U0K</text:p>
      <text:p text:style-name="P5"><text:tab/><text:tab/><text:tab/><text:span text:style-name="T5">old → new</text:span></text:p>
      <text:p text:style-name="P5"/>
      <text:p text:style-name="P6"><text:span text:style-name="T5">Step1 script must be run as follows:</text:span></text:p>
      <text:p text:style-name="P6"><text:s text:c="9"/>python scripts/step1_pdb_to_acc/map_pdb_to_acc.py <text:tab/><text:tab/><text:tab/><text:tab/><text:tab/>input/step1/CORRECTED_pdb_list_from_bindingDB_validationDB.txt</text:p>
      <text:p text:style-name="P6"/>
      <text:p text:style-name="P5"/>
      <text:p text:style-name="P7">2.</text:p>
      <text:p text:style-name="P5"/>
      <text:p text:style-name="P5">Step 10 script gives error if any of the supplied Uniprot ACC's is not defined as a target protein in ChEMBL.</text:p>
      <text:p text:style-name="P5"/>
      <text:p text:style-name="P5">Underlined Uniprot ACC's in the list below can not be found in ChEMBL as targets.</text:p>
      <text:p text:style-name="P1"/>
      <text:p text:style-name="P4">Underlined Uniprot ACC's are deleted from <text:span text:style-name="T4">full BindingDB validation set </text:span>ACC list <text:span text:style-name="T4">(uni_acc_str_of_validation_set.txt which is output of step1) to form a new subset list </text:span><text:s/></text:p>
      <text:p text:style-name="P5"><text:bookmark-start text:name="__DdeLink__198_1150442779"/>uni_acc_str_of_validation_set_missing_acc.txt<text:bookmark-end text:name="__DdeLink__198_1150442779"/></text:p>
      <text:p text:style-name="P5"/>
      <text:p text:style-name="P5">Therefore, step10 and step11 scripts must be run using uni_acc_str_of_validation_set_missing_acc.txt</text:p>
      <text:p text:style-name="P5"/>
      <text:p text:style-name="P5"/>
      <text:p text:style-name="P3">1-30</text:p>
      <text:p text:style-name="P2">['P28845', 'P14061', 'P42330', 'Q04828', 'P0A953', 'O15530', 'P0A6D3', 'P23526', 'P15121', 'P06280', 'P15144', 'P15207', 'P10275', 'Q07817', 'P11511', 'O14965', 'Q9ULW0', 'P97477', 'P15056', 'Q820T1', 'P56817', 'Q06187', 'P00918', 'P22748', 'P28523', 'P22734', 'P07688', 'P43235', 'P25774', 'O96017',</text:p>
      <text:p text:style-name="P3">31-60</text:p>
      <text:p text:style-name="P2"><text:s/>'O14757', 'P25779', 'P20248', 'P24941', 'P14920', 'P00381', '<text:bookmark-start text:name="__DdeLink__145_1150442779"/>Q81R22', '<text:bookmark-start text:name="__DdeLink__3_1150442779"/><text:span text:style-name="T1">Q6FPH</text:span>0<text:bookmark-end text:name="__DdeLink__3_1150442779"/>', 'P16184', 'P0A017<text:bookmark-end text:name="__DdeLink__145_1150442779"/>', '<text:bookmark-start text:name="__DdeLink__150_1150442779"/><text:span text:style-name="T1">O02604</text:span><text:bookmark-end text:name="__DdeLink__150_1150442779"/>', 'P13922', '<text:span text:style-name="T1">Q08210</text:span>', 'Q02127', 'P26358', 'P33316', '<text:bookmark-start text:name="__DdeLink__153_1150442779"/><text:span text:style-name="T1">P9WGR0</text:span><text:bookmark-end text:name="__DdeLink__153_1150442779"/>', 'P9WGR1', <text:span text:style-name="T2">'Q9BJJ9', '</text:span><text:bookmark-start text:name="__DdeLink__155_1150442779"/><text:span text:style-name="T1">C6KSZ2</text:span><text:bookmark-end text:name="__DdeLink__155_1150442779"/><text:span text:style-name="T2">'</text:span>, '<text:bookmark-start text:name="__DdeLink__158_1150442779"/><text:span text:style-name="T1">Q9BH77</text:span><text:bookmark-end text:name="__DdeLink__158_1150442779"/>', 'P34913', 'P34914', 'P28482', 'P62508', '<text:bookmark-start text:name="__DdeLink__160_1150442779"/><text:span text:style-name="T1">Q4RA23</text:span><text:bookmark-end text:name="__DdeLink__160_1150442779"/>', 'Q9Y618', '<text:bookmark-start text:name="__DdeLink__162_1150442779"/><text:span text:style-name="T1">P62509</text:span><text:bookmark-end text:name="__DdeLink__162_1150442779"/>', 'P06730', '<text:bookmark-start text:name="__DdeLink__164_1150442779"/><text:span text:style-name="T1">Q13542'</text:span><text:bookmark-end text:name="__DdeLink__164_1150442779"/>, </text:p>
      <text:p text:style-name="P3">61-90 <text:s text:c="6"/><text:span text:style-name="T3">(51)</text:span></text:p>
      <text:p text:style-name="P2">'<text:bookmark-start text:name="__DdeLink__168_1150442779"/><text:span text:style-name="T1">Q13541</text:span><text:bookmark-end text:name="__DdeLink__168_1150442779"/>', 'P63073', 'P00740', 'P00742', 'Q15788', 'Q96RI1', 'P14324', 'P15090', 'P35439', 'Q04609', 'P42260', 'Q16769', 'P09211', 'P00489', 'P26663', '<text:bookmark-start text:name="__DdeLink__170_1150442779"/><text:span text:style-name="T1">P26661</text:span><text:bookmark-end text:name="__DdeLink__170_1150442779"/>', 'P02829', 'P08238', 'P06762', 'P08581', '<text:bookmark-start text:name="__DdeLink__172_1150442779"/><text:span text:style-name="T1">O38731</text:span><text:bookmark-end text:name="__DdeLink__172_1150442779"/>', '<text:bookmark-start text:name="__DdeLink__174_1150442779"/><text:span text:style-name="T1">O38723</text:span><text:bookmark-end text:name="__DdeLink__174_1150442779"/>', '<text:bookmark-start text:name="__DdeLink__176_1150442779"/><text:span text:style-name="T1">P03369</text:span><text:bookmark-end text:name="__DdeLink__176_1150442779"/>', '<text:bookmark-start text:name="__DdeLink__178_1150442779"/><text:span text:style-name="T1">P03367</text:span><text:bookmark-end text:name="__DdeLink__178_1150442779"/>', 'P03366', '<text:bookmark-start text:name="__DdeLink__180_1150442779"/><text:span text:style-name="T1">Q7SSI0</text:span><text:bookmark-end text:name="__DdeLink__180_1150442779"/>', '<text:span text:style-name="T1">Q5RZ08</text:span>', '<text:span text:style-name="T1">P04585</text:span>', 'Q72547', 'P07900', </text:p>
      <text:p text:style-name="P3">91-120</text:p>
      <text:p text:style-name="P2">'P9WMC1', 'P00492', 'P14902', '<text:span text:style-name="T2">P12268'</text:span><text:span text:style-name="T1">, '</text:span><text:bookmark-start text:name="__DdeLink__184_1150442779"/><text:span text:style-name="T1">P01837</text:span><text:bookmark-end text:name="__DdeLink__184_1150442779"/>', 'P05106', 'P08514', 'P52732', 'Q13133', 'P55055', 'P08659', 'O75164', 'P14174', 'Q16539', 'P49137', 'Q9Y5Y6', 'P03956', 'P39900', 'P08254', 'P22894', 'P50579', 'P0AF12', 'P53779', 'Q96CA5', 'P27338', 'P14900', 'P30418', 'O94760', '<text:bookmark-start text:name="__DdeLink__187_1150442779"/><text:span text:style-name="T1">Q8IJH3</text:span><text:bookmark-end text:name="__DdeLink__187_1150442779"/>', 'Q00535', </text:p>
      <text:p text:style-name="P3">121-150</text:p>
      <text:p text:style-name="P2"><text:soft-page-break/>'Q15078', 'P9WIJ3', 'Q03181', 'P11086', 'Q9Y233', 'Q13370', 'Q07343', 'Q08499', 'O76074', 'O76083', 'P11309', 'P46925', 'P39898', 'P09874', 'O64411', 'Q13526', 'P23687', 'P49354', 'P49356', 'P31749', 'P49841', 'P31751', 'Q14289', 'P18031', 'Q8II92', '<text:bookmark-start text:name="__DdeLink__189_1150442779"/><text:span text:style-name="T1">Q7YTF7</text:span><text:bookmark-end text:name="__DdeLink__189_1150442779"/>', 'P15559', 'P16083', 'P23470', 'P00797', </text:p>
      <text:p text:style-name="P3">151-175</text:p>
      <text:p text:style-name="P2">'P02879', 'P61823', '<text:bookmark-start text:name="__DdeLink__191_1150442779"/><text:span text:style-name="T1">P18654</text:span><text:bookmark-end text:name="__DdeLink__191_1150442779"/>', 'P17707', 'P0C6X7', 'P51955', 'P00735', 'P0A884', 'P00469', 'P04818', 'P10828', 'Q02763', 'P78536', 'P02766', '<text:bookmark-start text:name="__DdeLink__194_1150442779"/><text:span text:style-name="T1">P20231</text:span><text:bookmark-end text:name="__DdeLink__194_1150442779"/>', 'Q05397', 'P52333', 'Q08881', 'O60674', 'P12931', 'P00749', 'P35968', 'P30291', 'P98170', 'P80457'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4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1:07:43.168442498</meta:creation-date>
    <dc:date>2015-01-30T15:37:39.738233199</dc:date>
    <meta:editing-duration>PT23H26M5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29" meta:word-count="302" meta:character-count="2773" meta:non-whitespace-character-count="2404"/>
  </office:meta>
</office:document-meta>
</file>